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, Courier, monospace"/>
    <style:font-face style:name="Helvetica" svg:font-family="Helvetica, arial, freesans, clean, sans-serif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397cm" style:line-height-at-least="0.582cm" fo:orphans="2" fo:widows="2" fo:text-indent="0cm" style:auto-text-indent="false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397cm" fo:margin-bottom="0.397cm" style:line-height-at-least="0.582cm" fo:orphans="2" fo:widows="2" fo:text-indent="0cm" style:auto-text-indent="false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.397cm" fo:margin-bottom="0.397cm" style:line-height-at-least="0.582cm" fo:orphans="2" fo:widows="2" fo:text-indent="0cm" style:auto-text-indent="false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4" style:family="paragraph" style:parent-style-name="Text_20_body" style:list-style-name="L2">
      <style:paragraph-properties fo:margin-left="0cm" fo:margin-right="0cm" fo:margin-top="0.397cm" fo:margin-bottom="0.397cm" style:line-height-at-least="0.582cm" fo:orphans="2" fo:widows="2" fo:text-indent="0cm" style:auto-text-indent="false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5" style:family="paragraph" style:parent-style-name="Text_20_body" style:list-style-name="L3">
      <style:paragraph-properties fo:margin-left="0cm" fo:margin-right="0cm" fo:margin-top="0.397cm" fo:margin-bottom="0.397cm" style:line-height-at-least="0.582cm" fo:orphans="2" fo:widows="2" fo:text-indent="0cm" style:auto-text-indent="false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6" style:family="paragraph" style:parent-style-name="Text_20_body" style:list-style-name="L4">
      <style:paragraph-properties fo:margin-left="0cm" fo:margin-right="0cm" fo:margin-top="0.397cm" fo:margin-bottom="0.397cm" style:line-height-at-least="0.582cm" fo:orphans="2" fo:widows="2" fo:text-indent="0cm" style:auto-text-indent="false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7" style:family="paragraph" style:parent-style-name="Text_20_body" style:list-style-name="L5">
      <style:paragraph-properties fo:margin-left="0cm" fo:margin-right="0cm" fo:margin-top="0.397cm" fo:margin-bottom="0.397cm" style:line-height-at-least="0.582cm" fo:orphans="2" fo:widows="2" fo:text-indent="0cm" style:auto-text-indent="false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8" style:family="paragraph" style:parent-style-name="Text_20_body" style:list-style-name="L6">
      <style:paragraph-properties fo:margin-left="0cm" fo:margin-right="0cm" fo:margin-top="0.397cm" fo:margin-bottom="0.397cm" style:line-height-at-least="0.582cm" fo:orphans="2" fo:widows="2" fo:text-indent="0cm" style:auto-text-indent="false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9" style:family="paragraph" style:parent-style-name="Text_20_body" style:list-style-name="L7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10" style:family="paragraph" style:parent-style-name="Preformatted_20_Text">
      <style:paragraph-properties fo:margin-left="0cm" fo:margin-right="0cm" fo:margin-top="0cm" fo:margin-bottom="0cm" style:line-height-at-least="0.503cm" fo:orphans="2" fo:widows="2" fo:text-indent="0cm" style:auto-text-indent="false" fo:background-color="#ffffff" fo:padding="0cm" fo:border="none">
        <style:background-image/>
      </style:paragraph-properties>
    </style:style>
    <style:style style:name="P11" style:family="paragraph" style:parent-style-name="Preformatted_20_Text">
      <style:paragraph-properties fo:margin-top="0cm" fo:margin-bottom="0cm" style:line-height-at-least="0.503cm" fo:orphans="2" fo:widows="2" fo:background-color="#ffffff" fo:padding="0cm" fo:border="none">
        <style:background-image/>
      </style:paragraph-properties>
    </style:style>
    <style:style style:name="P12" style:family="paragraph" style:parent-style-name="Heading_20_2">
      <style:paragraph-properties fo:margin-left="0cm" fo:margin-right="0cm" fo:margin-top="0.529cm" fo:margin-bottom="0.265cm" fo:text-indent="0cm" style:auto-text-indent="false" fo:padding="0cm" fo:border="none"/>
      <style:text-properties fo:font-size="18pt" fo:font-weight="bold"/>
    </style:style>
    <style:style style:name="T1" style:family="text">
      <style:text-properties fo:font-variant="normal" fo:text-transform="none" fo:color="#333333" style:font-name="Bitstream Vera Sans Mono" fo:font-size="9pt" fo:letter-spacing="normal" fo:font-style="normal" fo:font-weight="normal" fo:background-color="transparent"/>
    </style:style>
    <style:style style:name="T2" style:family="text">
      <style:text-properties fo:font-variant="normal" fo:text-transform="none" fo:color="#333333" fo:letter-spacing="normal" fo:background-color="transparent"/>
    </style:style>
    <style:style style:name="T3" style:family="text">
      <style:text-properties fo:font-variant="normal" fo:text-transform="none" fo:color="#4183c4" style:text-line-through-style="none" style:font-name="Helvetica" fo:font-size="10.5pt" fo:letter-spacing="normal" fo:font-style="normal" style:text-underline-style="none" fo:font-weight="normal" style:text-blinking="false"/>
    </style:style>
    <style:style style:name="T4" style:family="text">
      <style:text-properties fo:font-size="21pt" fo:font-weight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4">CQRS - for separation, speed, scalability and testability</text:span></text:h>
      <text:p text:style-name="P1">Separation: So we can change code in response to changing requirements</text:p>
      <text:p text:style-name="P2">Speed: Both of execution and development</text:p>
      <text:p text:style-name="P2">Testability: means both automated tests and human interaction tests.</text:p>
      <text:h text:style-name="P12" text:outline-level="2">General Principals</text:h>
      <text:list xml:id="list1315509771" text:style-name="L1">
        <text:list-item>
          <text:p text:style-name="P3">Different views are different domains</text:p>
        </text:list-item>
        <text:list-item>
          <text:p text:style-name="P3">Everything is either completely exposed or utterly hidden</text:p>
          <text:list>
            <text:list-item>
              <text:p text:style-name="P3">Design by contract. Exposed means I can poke at it and use it to fulfill acceptance criteria</text:p>
            </text:list-item>
            <text:list-item>
              <text:p text:style-name="P3">Exposure happens at well-defined endpoints</text:p>
            </text:list-item>
            <text:list-item>
              <text:p text:style-name="P3">Endpoints are generally best grouped into hierarchies of concerns (cmds/qrys wrapped in services, wrapped in servers)</text:p>
            </text:list-item>
            <text:list-item>
              <text:p text:style-name="P3">Splits in code also follow this -- methods wrapped in classes wrapped in solutions (one exposure project per solution works well)</text:p>
            </text:list-item>
          </text:list>
        </text:list-item>
        <text:list-item>
          <text:p text:style-name="P3">Don't wait for work (command THEN query, not command-and-query)</text:p>
        </text:list-item>
        <text:list-item>
          <text:p text:style-name="P3">Every endpoint should have a very clear responsibility (SRP - what am I trying to do?)</text:p>
        </text:list-item>
        <text:list-item>
          <text:p text:style-name="P3">Chatty is better than heavy</text:p>
          <text:list>
            <text:list-item>
              <text:p text:style-name="P3">Simpler to understand and predict</text:p>
            </text:list-item>
            <text:list-item>
              <text:p text:style-name="P3">easier to fit to a purpose (think *NIX tools vs. big GUIs)</text:p>
            </text:list-item>
            <text:list-item>
              <text:p text:style-name="P3">easier to change functionality or implementation</text:p>
            </text:list-item>
            <text:list-item>
              <text:p text:style-name="P3"><text:soft-page-break/>Be fast -- really, really fast!</text:p>
            </text:list-item>
          </text:list>
        </text:list-item>
        <text:list-item>
          <text:p text:style-name="P3">Different domains should be completely separable (deployable on different servers on different continents separable)</text:p>
        </text:list-item>
        <text:list-item>
          <text:p text:style-name="P3">SRP: Don't forget it!</text:p>
        </text:list-item>
        <text:list-item>
          <text:p text:style-name="P3">Do not be scared of eventual consistency.</text:p>
        </text:list-item>
        <text:list-item>
          <text:p text:style-name="P3">Be careful with SQL setup. Prefer ability to read over ability to write</text:p>
        </text:list-item>
        <text:list-item>
          <text:p text:style-name="P3">Denormalise data as far as is reasonable</text:p>
        </text:list-item>
      </text:list>
      <text:h text:style-name="P12" text:outline-level="2">Examples</text:h>
      <text:p text:style-name="P1">I should go into some depth with these, probably showing some level of TDD (a good chance to show BDD!). They would probably flow quite well as a building-an-entire-system-from-the-ground-up type demo.</text:p>
      <text:list xml:id="list780546738" text:style-name="L2">
        <text:list-item>
          <text:p text:style-name="P4">Single domain CQ seperation (admin cmd, admin qry)</text:p>
        </text:list-item>
        <text:list-item>
          <text:p text:style-name="P4">Simple domain/view dislocation (publication)</text:p>
        </text:list-item>
        <text:list-item>
          <text:p text:style-name="P4">Multiple subscriber transforms per message (content: disc vs. del)</text:p>
        </text:list-item>
        <text:list-item>
          <text:p text:style-name="P4">Using endpoints to build layers (internal SDKs: PDKs)</text:p>
        </text:list-item>
      </text:list>
      <text:h text:style-name="P12" text:outline-level="2">Collateral improvements</text:h>
      <text:list xml:id="list311839703" text:style-name="L3">
        <text:list-item>
          <text:p text:style-name="P5">Different parts of a large project scale differently</text:p>
          <text:list>
            <text:list-item>
              <text:p text:style-name="P5">50 admins, 7x10^7 users: One server in the office for admin, 100s worldwide for disc/del</text:p>
            </text:list-item>
          </text:list>
        </text:list-item>
        <text:list-item>
          <text:p text:style-name="P5">Safety in separation</text:p>
          <text:list>
            <text:list-item>
              <text:p text:style-name="P5">Fault tolerance (store&amp;forward, redundant query endpoints, neither cmd nor qry can bring the whole system down)</text:p>
            </text:list-item>
            <text:list-item>
              <text:p text:style-name="P5"><text:soft-page-break/>Write-only databases and secured admin &amp; messaging</text:p>
            </text:list-item>
          </text:list>
        </text:list-item>
        <text:list-item>
          <text:p text:style-name="P5">Message sending proxies are great testing endpoints</text:p>
          <text:list>
            <text:list-item>
              <text:p text:style-name="P5">No need to test persistence or actually send messages in a command, just sending the right message is enough.</text:p>
            </text:list-item>
            <text:list-item>
              <text:p text:style-name="P5">No need to fake existing DBs in message handling, create a sample message and check you do the right thing.</text:p>
            </text:list-item>
            <text:list-item>
              <text:p text:style-name="P5">Denormalised databases are very easy to test</text:p>
            </text:list-item>
          </text:list>
        </text:list-item>
        <text:list-item>
          <text:p text:style-name="P5">Dependency de-coupling</text:p>
          <text:list>
            <text:list-item>
              <text:p text:style-name="P5">Because solutions are independent (no shared dbs or configs etc), dependency versions aren't so important.</text:p>
            </text:list-item>
            <text:list-item>
              <text:p text:style-name="P5">This means dependencies can be handled locally (PlatformBuild as an example)</text:p>
            </text:list-item>
            <text:list-item>
              <text:p text:style-name="P5">This means less time in TeamCity! :-)</text:p>
            </text:list-item>
          </text:list>
        </text:list-item>
      </text:list>
      <text:h text:style-name="P12" text:outline-level="2">Anti-patterns</text:h>
      <text:list xml:id="list1824522645" text:style-name="L4">
        <text:list-item>
          <text:p text:style-name="P6">Never send logging info through messaging (the queue is the log. Use event stores and dashboards)</text:p>
        </text:list-item>
        <text:list-item>
          <text:p text:style-name="P6">Queues are serial, try not to flood them. Don't try and do parallel tasks (this needs examples and careful explns.)</text:p>
        </text:list-item>
      </text:list>
      <text:h text:style-name="P12" text:outline-level="2">Other smells and principals (need to explain these well)</text:h>
      <text:list xml:id="list1756495551" text:style-name="L5">
        <text:list-item>
          <text:p text:style-name="P7">Don't log</text:p>
        </text:list-item>
        <text:list-item>
          <text:p text:style-name="P7">Never expose SQL, never share SQL</text:p>
        </text:list-item>
        <text:list-item>
          <text:p text:style-name="P7">Avoid SQL views</text:p>
        </text:list-item>
        <text:list-item>
          <text:p text:style-name="P7">BAN stored procedures</text:p>
          <text:list>
            <text:list-item>
              <text:p text:style-name="P7"><text:soft-page-break/>They are the wrong place to separate; they cause dependencies that can't be inverted and difficult to break. They can't be easily refactored and make other refactoring a pain.</text:p>
            </text:list-item>
          </text:list>
        </text:list-item>
      </text:list>
      <text:h text:style-name="P12" text:outline-level="2">Things to briefly mention</text:h>
      <text:list xml:id="list2064746924" text:style-name="L6">
        <text:list-item>
          <text:p text:style-name="P8">Can swap out one service for another very easily (as long as contracts are OK)</text:p>
        </text:list-item>
        <text:list-item>
          <text:p text:style-name="P8">Can playback live messages into staging systems</text:p>
        </text:list-item>
      </text:list>
      <text:h text:style-name="P12" text:outline-level="2">A picture of communications</text:h>
      <text:p text:style-name="P10"><text:span text:style-name="Source_20_Text"><text:span text:style-name="T2"><text:s text:c="13"/></text:span></text:span><text:span text:style-name="Source_20_Text"><text:span text:style-name="T1">+---------------+</text:span></text:span></text:p>
      <text:p text:style-name="P11"><text:span text:style-name="Source_20_Text"><text:span text:style-name="T2"><text:s text:c="3"/></text:span></text:span><text:span text:style-name="Source_20_Text"><text:span text:style-name="T1">(cmd) --&gt; | Cmd responder | --&gt; +----------+ <text:s text:c="13"/>+---------+ <text:s text:c="4"/>+---------+</text:span></text:span></text:p>
      <text:p text:style-name="P11"><text:span text:style-name="Source_20_Text"><text:span text:style-name="T2"><text:s text:c="13"/></text:span></text:span><text:span text:style-name="Source_20_Text"><text:span text:style-name="T1">+---------------+ <text:s text:c="4"/>| serv bus | <text:s text:c="13"/>| msg bus | --&gt; | Handler |</text:span></text:span></text:p>
      <text:p text:style-name="P11"><text:span text:style-name="Source_20_Text"><text:span text:style-name="T2"><text:s text:c="19"/></text:span></text:span><text:span text:style-name="Source_20_Text"><text:span text:style-name="T1">__|__ <text:s text:c="10"/>+----------+ <text:s text:c="13"/>+---------+ <text:s text:c="4"/>+---------+</text:span></text:span></text:p>
      <text:p text:style-name="P11"><text:span text:style-name="Source_20_Text"><text:span text:style-name="T2"><text:s text:c="18"/></text:span></text:span><text:span text:style-name="Source_20_Text"><text:span text:style-name="T1">(_____) <text:s text:c="15"/>| <text:s text:c="23"/>| <text:s text:c="12"/>__|__</text:span></text:span></text:p>
      <text:p text:style-name="P11"><text:span text:style-name="Source_20_Text"><text:span text:style-name="T2"><text:s text:c="18"/></text:span></text:span><text:span text:style-name="Source_20_Text"><text:span text:style-name="T1">|_____| <text:s text:c="11"/>( store ) -- forward --&gt; ( store ) <text:s text:c="7"/>(_____)</text:span></text:span></text:p>
      <text:p text:style-name="P11"><text:span text:style-name="Source_20_Text"><text:span text:style-name="T2"><text:s text:c="79"/></text:span></text:span><text:span text:style-name="Source_20_Text"><text:span text:style-name="T1">|_____|</text:span></text:span></text:p>
      <text:p text:style-name="P11"><text:span text:style-name="Source_20_Text"><text:span text:style-name="T2"><text:s text:c="82"/></text:span></text:span><text:span text:style-name="Source_20_Text"><text:span text:style-name="T1">|</text:span></text:span></text:p>
      <text:p text:style-name="P11"><text:span text:style-name="Source_20_Text"><text:span text:style-name="T2"><text:s text:c="75"/></text:span></text:span><text:span text:style-name="Source_20_Text"><text:span text:style-name="T1">+---------------+</text:span></text:span></text:p>
      <text:p text:style-name="P11"><text:span text:style-name="Source_20_Text"><text:span text:style-name="T2"><text:s text:c="63"/></text:span></text:span><text:span text:style-name="Source_20_Text"><text:span text:style-name="T1">(qry) &lt;-- <text:s text:c="2"/>| Qry responder |</text:span></text:span></text:p>
      <text:p text:style-name="P11"><text:span text:style-name="Source_20_Text"><text:span text:style-name="T2"><text:s text:c="75"/></text:span></text:span><text:span text:style-name="Source_20_Text"><text:span text:style-name="T1">+---------------+</text:span></text:span></text:p>
      <text:h text:style-name="P12" text:outline-level="2">A picture of code</text:h>
      <text:p text:style-name="P10"><text:span text:style-name="Source_20_Text"><text:span text:style-name="T1">SevenDigital.Something</text:span></text:span></text:p>
      <text:p text:style-name="P11"><text:span text:style-name="Source_20_Text"><text:span text:style-name="T2"><text:s/></text:span></text:span><text:span text:style-name="Source_20_Text"><text:span text:style-name="T1">|</text:span></text:span></text:p>
      <text:p text:style-name="P11"><text:span text:style-name="Source_20_Text"><text:span text:style-name="T2"><text:s/></text:span></text:span><text:span text:style-name="Source_20_Text"><text:span text:style-name="T1">+ TestSpecs</text:span></text:span></text:p>
      <text:p text:style-name="P11"><text:span text:style-name="Source_20_Text"><text:span text:style-name="T2"><text:s/></text:span></text:span><text:span text:style-name="Source_20_Text"><text:span text:style-name="T1">+ Contracts</text:span></text:span></text:p>
      <text:p text:style-name="P11"><text:span text:style-name="Source_20_Text"><text:span text:style-name="T2"><text:s/></text:span></text:span><text:span text:style-name="Source_20_Text"><text:span text:style-name="T1">| + ... (links to common contracts) ...</text:span></text:span></text:p>
      <text:p text:style-name="P11"><text:span text:style-name="Source_20_Text"><text:span text:style-name="T2"><text:s/></text:span></text:span><text:span text:style-name="Source_20_Text"><text:span text:style-name="T1">+ Persistence</text:span></text:span></text:p>
      <text:p text:style-name="P11"><text:span text:style-name="Source_20_Text"><text:span text:style-name="T2"><text:s/></text:span></text:span><text:span text:style-name="Source_20_Text"><text:span text:style-name="T1">+ Service</text:span></text:span></text:p>
      <text:p text:style-name="P11"><text:span text:style-name="Source_20_Text"><text:span text:style-name="T2"><text:s/></text:span></text:span><text:span text:style-name="Source_20_Text"><text:span text:style-name="T1">+ Host</text:span></text:span></text:p>
      <text:p text:style-name="P11"/>
      <text:h text:style-name="P12" text:outline-level="2">Useful notes</text:h>
      <text:list xml:id="list1994112349" text:style-name="L7">
        <text:list-item>
          <text:p text:style-name="P9"><text:a xlink:type="simple" xlink:href="http://nservicebus.com/ArchitecturalPrinciples.aspx"><text:span text:style-name="T3">http://nservicebus.com/ArchitecturalPrinciples.aspx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Vera Sans Mono" svg:font-family="'Bitstream Vera Sans Mono', Courier, monospace"/>
    <style:font-face style:name="Helvetica" svg:font-family="Helvetica, arial, freesans, clean, sans-serif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WenQuanYi Micro Hei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in Ballard</meta:initial-creator>
    <meta:creation-date>2012-03-06T12:34:57</meta:creation-date>
    <dc:date>2012-03-06T12:39:23</dc:date>
    <dc:creator>Iain Ballard</dc:creator>
    <meta:editing-duration>PT4M26S</meta:editing-duration>
    <meta:editing-cycles>2</meta:editing-cycles>
    <meta:generator>LibreOffice/3.4$Unix LibreOffice_project/340m1$Build-402</meta:generator>
    <meta:document-statistic meta:table-count="0" meta:image-count="0" meta:object-count="0" meta:page-count="4" meta:paragraph-count="78" meta:word-count="670" meta:character-count="4545" meta:non-whitespace-character-count="3416"/>
  </office:meta>
</office:document-meta>
</file>